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SortTime" table:style-name="ta1">
        <table:shapes>
          <draw:frame draw:z-index="0" draw:style-name="gr1" draw:text-style-name="P1" svg:width="159.99mm" svg:height="89.99mm" svg:x="203mm" svg:y="1mm">
            <draw:object draw:notify-on-update-of-ranges="sSortTime.A1:sSortTime.A1 sSortTime.B1:sSortTime.L1 sSortTime.A2:sSortTime.A2 sSortTime.B2:sSortTime.L2 sSortTime.A3:sSortTime.A3 sSortTime.B3:sSortTime.L3 sSortTime.A4:sSortTime.A4 sSortTime.B4:sSortTime.L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asize(N)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andomly-Ordered Data Ti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12314" calcext:value-type="float">
            <text:p>0.0312314</text:p>
          </table:table-cell>
          <table:table-cell office:value-type="float" office:value="0.078111" calcext:value-type="float">
            <text:p>0.078111</text:p>
          </table:table-cell>
          <table:table-cell office:value-type="float" office:value="0.328051" calcext:value-type="float">
            <text:p>0.328051</text:p>
          </table:table-cell>
          <table:table-cell office:value-type="float" office:value="1.9839" calcext:value-type="float">
            <text:p>1.9839</text:p>
          </table:table-cell>
          <table:table-cell office:value-type="float" office:value="7.8575" calcext:value-type="float">
            <text:p>7.8575</text:p>
          </table:table-cell>
          <table:table-cell office:value-type="float" office:value="31.3833" calcext:value-type="float">
            <text:p>31.3833</text:p>
          </table:table-cell>
        </table:table-row>
        <table:table-row table:style-name="ro1">
          <table:table-cell office:value-type="string" calcext:value-type="string">
            <text:p>Increasing-Ordered Data Ti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56223" calcext:value-type="float">
            <text:p>0.0156223</text:p>
          </table:table-cell>
          <table:table-cell office:value-type="float" office:value="0.0781058" calcext:value-type="float">
            <text:p>0.0781058</text:p>
          </table:table-cell>
          <table:table-cell office:value-type="float" office:value="0.312426" calcext:value-type="float">
            <text:p>0.312426</text:p>
          </table:table-cell>
          <table:table-cell office:value-type="float" office:value="1.96832" calcext:value-type="float">
            <text:p>1.96832</text:p>
          </table:table-cell>
          <table:table-cell office:value-type="float" office:value="7.84188" calcext:value-type="float">
            <text:p>7.84188</text:p>
          </table:table-cell>
          <table:table-cell office:value-type="float" office:value="31.5238" calcext:value-type="float">
            <text:p>31.5238</text:p>
          </table:table-cell>
        </table:table-row>
        <table:table-row table:style-name="ro1">
          <table:table-cell office:value-type="string" calcext:value-type="string">
            <text:p>Decreasing-Ordered Data Ti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312667" calcext:value-type="float">
            <text:p>0.0312667</text:p>
          </table:table-cell>
          <table:table-cell office:value-type="float" office:value="0.109355" calcext:value-type="float">
            <text:p>0.109355</text:p>
          </table:table-cell>
          <table:table-cell office:value-type="float" office:value="0.531119" calcext:value-type="float">
            <text:p>0.531119</text:p>
          </table:table-cell>
          <table:table-cell office:value-type="float" office:value="4.1709" calcext:value-type="float">
            <text:p>4.1709</text:p>
          </table:table-cell>
          <table:table-cell office:value-type="float" office:value="14.3248" calcext:value-type="float">
            <text:p>14.3248</text:p>
          </table:table-cell>
          <table:table-cell office:value-type="float" office:value="45.6299" calcext:value-type="float">
            <text:p>45.6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8T10:55:47.401000000</dc:date>
    <meta:editing-duration>PT41S</meta:editing-duration>
    <meta:editing-cycles>1</meta:editing-cycles>
    <meta:document-statistic meta:table-count="1" meta:cell-count="48" meta:object-count="1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92cm" svg:y="3.703cm" style:legend-expansion="high" chart:style-name="ch2"/>
        <chart:plot-area chart:style-name="ch3" table:cell-range-address="sSortTime.A1:sSortTime.L4" chart:data-source-has-labels="both" svg:x="0.32cm" svg:y="0.18cm" svg:width="9.28cm" svg:height="8.64cm">
          <chartooo:coordinate-region svg:x="0.941cm" svg:y="0.18cm" svg:width="8.519cm" svg:height="7.125cm"/>
          <chart:axis chart:dimension="x" chart:name="primary-x" chart:style-name="ch4" chartooo:axis-type="auto">
            <chartooo:date-scale/>
            <chart:categories table:cell-range-address="sSortTime.B1:sSortTime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SortTime.B2:sSortTime.L2" chart:label-cell-address="sSortTime.A2:sSortTime.A2" chart:class="chart:line">
            <chart:data-point chart:repeated="11"/>
          </chart:series>
          <chart:series chart:style-name="ch7" chart:values-cell-range-address="sSortTime.B3:sSortTime.L3" chart:label-cell-address="sSortTime.A3:sSortTime.A3" chart:class="chart:line">
            <chart:data-point chart:repeated="11"/>
          </chart:series>
          <chart:series chart:style-name="ch8" chart:values-cell-range-address="sSortTime.B4:sSortTime.L4" chart:label-cell-address="sSortTime.A4:sSortTime.A4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SortTime.B1:sSortTime.L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</table:table-row>
          </table:table-header-rows>
          <table:table-rows>
            <table:table-row>
              <table:table-cell office:value-type="string">
                <text:p>Randomly-Ordered Data Time</text:p>
                <draw:g>
                  <svg:desc>sSortTime.A2:sSortTime.A2</svg:desc>
                </draw:g>
              </table:table-cell>
              <table:table-cell office:value-type="float" office:value="0">
                <text:p>0</text:p>
                <draw:g>
                  <svg:desc>sSortTime.B2:sSortTime.L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314">
                <text:p>0.0312314</text:p>
              </table:table-cell>
              <table:table-cell office:value-type="float" office:value="0.078111">
                <text:p>0.078111</text:p>
              </table:table-cell>
              <table:table-cell office:value-type="float" office:value="0.328051">
                <text:p>0.328051</text:p>
              </table:table-cell>
              <table:table-cell office:value-type="float" office:value="1.9839">
                <text:p>1.9839</text:p>
              </table:table-cell>
              <table:table-cell office:value-type="float" office:value="7.8575">
                <text:p>7.8575</text:p>
              </table:table-cell>
              <table:table-cell office:value-type="float" office:value="31.3833">
                <text:p>31.3833</text:p>
              </table:table-cell>
            </table:table-row>
            <table:table-row>
              <table:table-cell office:value-type="string">
                <text:p>Increasing-Ordered Data Time</text:p>
                <draw:g>
                  <svg:desc>sSortTime.A3:sSortTime.A3</svg:desc>
                </draw:g>
              </table:table-cell>
              <table:table-cell office:value-type="float" office:value="0">
                <text:p>0</text:p>
                <draw:g>
                  <svg:desc>sSortTime.B3:sSortTime.L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6223">
                <text:p>0.0156223</text:p>
              </table:table-cell>
              <table:table-cell office:value-type="float" office:value="0.0781058">
                <text:p>0.0781058</text:p>
              </table:table-cell>
              <table:table-cell office:value-type="float" office:value="0.312426">
                <text:p>0.312426</text:p>
              </table:table-cell>
              <table:table-cell office:value-type="float" office:value="1.96832">
                <text:p>1.96832</text:p>
              </table:table-cell>
              <table:table-cell office:value-type="float" office:value="7.84188">
                <text:p>7.84188</text:p>
              </table:table-cell>
              <table:table-cell office:value-type="float" office:value="31.5238">
                <text:p>31.5238</text:p>
              </table:table-cell>
            </table:table-row>
            <table:table-row>
              <table:table-cell office:value-type="string">
                <text:p>Decreasing-Ordered Data Time</text:p>
                <draw:g>
                  <svg:desc>sSortTime.A4:sSortTime.A4</svg:desc>
                </draw:g>
              </table:table-cell>
              <table:table-cell office:value-type="float" office:value="0">
                <text:p>0</text:p>
                <draw:g>
                  <svg:desc>sSortTime.B4:sSortTime.L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12667">
                <text:p>0.0312667</text:p>
              </table:table-cell>
              <table:table-cell office:value-type="float" office:value="0.109355">
                <text:p>0.109355</text:p>
              </table:table-cell>
              <table:table-cell office:value-type="float" office:value="0.531119">
                <text:p>0.531119</text:p>
              </table:table-cell>
              <table:table-cell office:value-type="float" office:value="4.1709">
                <text:p>4.1709</text:p>
              </table:table-cell>
              <table:table-cell office:value-type="float" office:value="14.3248">
                <text:p>14.3248</text:p>
              </table:table-cell>
              <table:table-cell office:value-type="float" office:value="45.6299">
                <text:p>45.6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